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d956" officeooo:paragraph-rsid="0005d956"/>
    </style:style>
    <style:style style:name="P2" style:family="paragraph" style:parent-style-name="Standard">
      <style:text-properties officeooo:rsid="000ab166" officeooo:paragraph-rsid="0005d956"/>
    </style:style>
    <style:style style:name="P3" style:family="paragraph" style:parent-style-name="Standard">
      <style:text-properties officeooo:rsid="00187a07" officeooo:paragraph-rsid="0005d956"/>
    </style:style>
    <style:style style:name="P4" style:family="paragraph" style:parent-style-name="Standard">
      <style:text-properties officeooo:rsid="0018bab5" officeooo:paragraph-rsid="0005d956"/>
    </style:style>
    <style:style style:name="P5" style:family="paragraph" style:parent-style-name="Standard">
      <style:text-properties officeooo:rsid="001a04e2" officeooo:paragraph-rsid="0005d956"/>
    </style:style>
    <style:style style:name="P6" style:family="paragraph" style:parent-style-name="Standard">
      <style:text-properties officeooo:rsid="00061755" officeooo:paragraph-rsid="00061755"/>
    </style:style>
    <style:style style:name="P7" style:family="paragraph" style:parent-style-name="Standard">
      <style:text-properties officeooo:paragraph-rsid="000933ea"/>
    </style:style>
    <style:style style:name="P8" style:family="paragraph" style:parent-style-name="Standard">
      <style:text-properties officeooo:rsid="0007428a" officeooo:paragraph-rsid="0007428a"/>
    </style:style>
    <style:style style:name="P9" style:family="paragraph" style:parent-style-name="Standard">
      <style:text-properties officeooo:rsid="00061755" officeooo:paragraph-rsid="0007428a"/>
    </style:style>
    <style:style style:name="P10" style:family="paragraph" style:parent-style-name="Standard">
      <style:text-properties fo:font-weight="bold" officeooo:rsid="000afdae" officeooo:paragraph-rsid="0007428a" style:font-weight-asian="bold" style:font-weight-complex="bold"/>
    </style:style>
    <style:style style:name="P11" style:family="paragraph" style:parent-style-name="Standard">
      <style:text-properties officeooo:rsid="000cda12" officeooo:paragraph-rsid="000ea38e"/>
    </style:style>
    <style:style style:name="P12" style:family="paragraph" style:parent-style-name="Standard">
      <style:text-properties officeooo:paragraph-rsid="000ea38e"/>
    </style:style>
    <style:style style:name="P13" style:family="paragraph" style:parent-style-name="Standard">
      <style:text-properties officeooo:rsid="000afdae" officeooo:paragraph-rsid="0007428a"/>
    </style:style>
    <style:style style:name="P14" style:family="paragraph" style:parent-style-name="Standard">
      <style:text-properties officeooo:rsid="000afdae" officeooo:paragraph-rsid="000afdae"/>
    </style:style>
    <style:style style:name="P15" style:family="paragraph" style:parent-style-name="Standard">
      <style:text-properties officeooo:paragraph-rsid="000afdae"/>
    </style:style>
    <style:style style:name="P16" style:family="paragraph" style:parent-style-name="Standard">
      <style:text-properties fo:font-weight="normal" officeooo:rsid="0007428a" officeooo:paragraph-rsid="0007428a" style:font-weight-asian="normal" style:font-weight-complex="normal"/>
    </style:style>
    <style:style style:name="P17" style:family="paragraph" style:parent-style-name="Standard">
      <style:text-properties officeooo:rsid="000ea38e" officeooo:paragraph-rsid="000ea38e"/>
    </style:style>
    <style:style style:name="P18" style:family="paragraph" style:parent-style-name="Standard">
      <style:text-properties officeooo:rsid="0007428a" officeooo:paragraph-rsid="000ea38e"/>
    </style:style>
    <style:style style:name="P19" style:family="paragraph" style:parent-style-name="Standard">
      <style:text-properties officeooo:rsid="000cda12" officeooo:paragraph-rsid="000cda12"/>
    </style:style>
    <style:style style:name="P20" style:family="paragraph" style:parent-style-name="Standard">
      <style:text-properties officeooo:paragraph-rsid="0005d956"/>
    </style:style>
    <style:style style:name="P21" style:family="paragraph" style:parent-style-name="Standard" style:list-style-name="L1">
      <style:text-properties officeooo:paragraph-rsid="0005d956"/>
    </style:style>
    <style:style style:name="T1" style:family="text">
      <style:text-properties officeooo:rsid="000afdae"/>
    </style:style>
    <style:style style:name="T2" style:family="text">
      <style:text-properties officeooo:rsid="00159bd7"/>
    </style:style>
    <style:style style:name="T3" style:family="text">
      <style:text-properties officeooo:rsid="0018bab5"/>
    </style:style>
    <style:style style:name="T4" style:family="text">
      <style:text-properties officeooo:rsid="000ab166"/>
    </style:style>
    <style:style style:name="T5" style:family="text">
      <style:text-properties officeooo:rsid="0005d956"/>
    </style:style>
    <style:style style:name="T6" style:family="text">
      <style:text-properties officeooo:rsid="00061755"/>
    </style:style>
    <style:style style:name="T7" style:family="text">
      <style:text-properties officeooo:rsid="000933ea"/>
    </style:style>
    <style:style style:name="T8" style:family="text">
      <style:text-properties officeooo:rsid="0007428a"/>
    </style:style>
    <style:style style:name="T9" style:family="text">
      <style:text-properties fo:font-weight="bold" officeooo:rsid="000afdae" style:font-weight-asian="bold" style:font-weight-complex="bold"/>
    </style:style>
    <style:style style:name="T10" style:family="text">
      <style:text-properties fo:font-weight="normal" officeooo:rsid="000afdae" style:font-weight-asian="normal" style:font-weight-complex="normal"/>
    </style:style>
    <style:style style:name="T11" style:family="text">
      <style:text-properties fo:font-weight="normal" officeooo:rsid="000f7540" style:font-weight-asian="normal" style:font-weight-complex="normal"/>
    </style:style>
    <style:style style:name="T12" style:family="text">
      <style:text-properties fo:font-weight="normal" officeooo:rsid="00115161" style:font-weight-asian="normal" style:font-weight-complex="normal"/>
    </style:style>
    <style:style style:name="T13" style:family="text">
      <style:text-properties officeooo:rsid="000cda12"/>
    </style:style>
    <style:style style:name="T14" style:family="text">
      <style:text-properties fo:font-variant="normal" fo:text-transform="none" fo:color="#ffffff" loext:opacity="100%" fo:font-family="monospace" fo:font-size="9.75pt" fo:letter-spacing="normal" fo:font-style="normal"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ffffff" loext:opacity="100%" fo:font-family="monospace" fo:font-size="9.75pt" fo:letter-spacing="normal" fo:font-style="normal"/>
    </style:style>
    <style:style style:name="T17" style:family="text">
      <style:text-properties fo:font-variant="normal" fo:text-transform="none" fo:color="#ffffff" loext:opacity="100%" fo:font-family="monospace" fo:font-size="9.75pt" fo:letter-spacing="normal" fo:font-style="normal" officeooo:rsid="000ea38e"/>
    </style:style>
    <style:style style:name="T18" style:family="text">
      <style:text-properties officeooo:rsid="000ea3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ormulação <text:span text:style-name="T1">Web Sc</text:span><text:span text:style-name="T2">r</text:span><text:span text:style-name="T1">aping</text:span> Distribuído com RabbitMQ + Python + MongoDB</text:p>
      <text:p text:style-name="P2"/>
      <text:p text:style-name="P3">1-Objetivo do projeto</text:p>
      <text:p text:style-name="P3"><text:tab/><text:span text:style-name="T3">O objetivo do projeto é propor um sistema distribuído de coleta e amarzenamento de dados </text:span></text:p>
      <text:p text:style-name="P4">do g1 rss <text:s/><text:span text:style-name="T4">e salvar no MongoDB</text:span></text:p>
      <text:p text:style-name="P4"/>
      <text:p text:style-name="P3">2-Tecnologias utilizadas</text:p>
      <text:p text:style-name="P3">3-Arquitetura da solução</text:p>
      <text:p text:style-name="P5">3.1 – <text:span text:style-name="T5">Estrutura</text:span> do <text:span text:style-name="T5">banco</text:span> redis</text:p>
      <text:p text:style-name="P5"/>
      <text:p text:style-name="P6">3.1.1 – Links processsados</text:p>
      <text:p text:style-name="P7"><text:span text:style-name="T6"><text:tab/>Os links serão guardados em </text:span><text:span text:style-name="T7">um conjunto</text:span><text:span text:style-name="T6"> ordenad</text:span><text:span text:style-name="T7">o</text:span><text:span text:style-name="T6"> de strings únicas, <text:s/>(Comando ZSET),</text:span><text:span text:style-name="T7">com ordenamento para registrar os históricos de links processados. Para evitar que o mesmo link seja processado novamente</text:span></text:p>
      <text:p text:style-name="P8">Exemplo de comando : ZADD links:processados:ribeirao_preto 1697725200 “link_do_site”</text:p>
      <text:p text:style-name="P8"/>
      <text:p text:style-name="P9">3.1.<text:span text:style-name="T8">2</text:span> – <text:span text:style-name="T1">Log de cada url na fila</text:span></text:p>
      <text:p text:style-name="P9"><text:tab/></text:p>
      <text:p text:style-name="P9"><text:tab/><text:span text:style-name="T1">Os logs de cada url, serão gravados no banco redis, sempre informando se é </text:span><text:span text:style-name="T9">primeiro envio </text:span><text:span text:style-name="T10">ou </text:span><text:span text:style-name="T9">envio da fila dlx, </text:span><text:span text:style-name="T11"><text:s/></text:span><text:span text:style-name="T12">ou seja, um par de chave valor para registar o log completo.</text:span></text:p>
      <text:p text:style-name="P10"/>
      <text:p text:style-name="P10"/>
      <text:p text:style-name="P11">Exemplo de comando redis</text:p>
      <text:p text:style-name="P11"/>
      <text:p text:style-name="P12"><text:span text:style-name="T13">url noticia: </text:span><text:span text:style-name="T14">https://g1.globo.com/sp/ribeirao-preto-franca/noticia/2025/10/19/o-que-se-sabe-sobre-assedio-a-adolescentes-no-transporte-escolar-de-colina-sp.ghtml</text:span></text:p>
      <text:p text:style-name="P11"/>
      <text:p text:style-name="P11">HSET log:g1:ribeirao_preto:<text:span text:style-name="T14">o-que-se-sabe-sobre-assedio-a-adolescentes-no-transporte-escolar-de-colina-sp</text:span> url “url” status "enviado" data "2025-10-19T13:00:00" mensagem “”</text:p>
      <text:p text:style-name="P10"/>
      <text:p text:style-name="P13"/>
      <text:p text:style-name="P14">3.1.3 Registo de Erro Fila DLX</text:p>
      <text:p text:style-name="P14"/>
      <text:p text:style-name="P15"><text:span text:style-name="T1"><text:tab/></text:span>Quando o processamento falha, a URL vai para <text:span text:style-name="Strong_20_Emphasis">DLX</text:span> do RabbitMQ. Redis pode ser usado <text:span text:style-name="T15">para </text:span><text:span text:style-name="Strong_20_Emphasis"><text:span text:style-name="T15">armazenar histórico de erros e contagem de falhas</text:span></text:span><text:span text:style-name="T15">.</text:span></text:p>
      <text:p text:style-name="P16"/>
      <text:p text:style-name="P16"/>
      <text:p text:style-name="P11">HSET log:g1:ribeirao_preto:<text:span text:style-name="T16">o-que-se-sabe-sobre-assedio-a-adolescentes-no-transporte-escolar-de-colina-sp:</text:span><text:span text:style-name="T17">dlx</text:span> url “url” status "<text:span text:style-name="T18">erro</text:span>" data "2025-10-19T13:00:00" mensagem “<text:span text:style-name="T18">mensagem de erro da dlx</text:span>”,</text:p>
      <text:p text:style-name="P11"/>
      <text:p text:style-name="P17">Quando o reprocesso for feito com sucesso, deverá ser retirado da fila de logs de erro.</text:p>
      <text:p text:style-name="P17"/>
      <text:p text:style-name="P17">“Comando para deletar o hset”</text:p>
      <text:p text:style-name="P16"><text:s/></text:p>
      <text:p text:style-name="P16"/>
      <text:p text:style-name="P17">3.1.4 Sucesso ao gravar:</text:p>
      <text:p text:style-name="P17"/>
      <text:p text:style-name="P17"><text:tab/>Quando gravar informações no mongo db, será gravado, também no redis, a url gravada, junto com a data da gravação, usando um conjunto de dados ordenados por tempo (É o comando ZADD)</text:p>
      <text:p text:style-name="P17"/>
      <text:p text:style-name="P18"><text:soft-page-break/>Exemplo de comando : ZADD links:processados:ribeirao_preto 1697725200 “link_do_site”</text:p>
      <text:p text:style-name="P19"/>
      <text:p text:style-name="P5"/>
      <text:p text:style-name="P5"/>
      <text:p text:style-name="P20"><text:bookmark text:name="31---requisitos-funcionais"/>3.<text:span text:style-name="T5">2</text:span> – 📌 Requisitos funcionais</text:p>
      <text:p text:style-name="P20"><text:bookmark text:name="32--️-requisitos-não-funcionais"/>3.<text:span text:style-name="T5">3</text:span> – ⚙️ Requisitos não funcionais</text:p>
      <text:list text:style-name="L1">
        <text:list-header>
          <text:p text:style-name="P21"/>
        </text:list-header>
      </text:list>
      <text:p text:style-name="P20"><text:bookmark text:name="33---diagrama-de-classes"/>3.<text:span text:style-name="T5">4</text:span> – 📐 Diagrama de Classes</text:p>
      <text:p text:style-name="P20"><text:bookmark text:name="34---padrões-de-projetos-utilizados"/>3.<text:span text:style-name="T5">5</text:span> – 🧩 Padrões de Projetos Utilizados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2:05:36.057597730</meta:creation-date>
    <dc:date>2025-10-30T23:47:00.748862876</dc:date>
    <meta:editing-duration>PT5H26M45S</meta:editing-duration>
    <meta:editing-cycles>4</meta:editing-cycles>
    <meta:generator>LibreOffice/25.2.2.2$Linux_X86_64 LibreOffice_project/520$Build-2</meta:generator>
    <meta:document-statistic meta:table-count="0" meta:image-count="0" meta:object-count="0" meta:page-count="2" meta:paragraph-count="30" meta:word-count="273" meta:character-count="2064" meta:non-whitespace-character-count="1801"/>
  </office:meta>
</office:document-meta>
</file>